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5-10-22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09248" calcext:value-type="float">
            <text:p>-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5-07-1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58016" calcext:value-type="float">
            <text:p>-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5-05-06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15344" calcext:value-type="float">
            <text:p>-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5-03-25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5192" calcext:value-type="float">
            <text:p>-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5-02-1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5192" calcext:value-type="float">
            <text:p>-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4-10-17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85448" calcext:value-type="float">
            <text:p>-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4-07-28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09248" calcext:value-type="float">
            <text:p>-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4-06-15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81816" calcext:value-type="float">
            <text:p>-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4-05-03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58728" calcext:value-type="float">
            <text:p>-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4-01-1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32336" calcext:value-type="float">
            <text:p>-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3-10-24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85448" calcext:value-type="float">
            <text:p>-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3-07-2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615928" calcext:value-type="float">
            <text:p>-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3-06-13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94592" calcext:value-type="float">
            <text:p>-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3-06-13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68908" calcext:value-type="float">
            <text:p>-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3-04-2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698224" calcext:value-type="float">
            <text:p>-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3-02-01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19816" calcext:value-type="float">
            <text:p>-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2-12-01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756" calcext:value-type="float">
            <text:p>-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2-11-0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10672" calcext:value-type="float">
            <text:p>-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2-08-02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16768" calcext:value-type="float">
            <text:p>-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2-07-1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27792" calcext:value-type="float">
            <text:p>-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2-05-03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9752" calcext:value-type="float">
            <text:p>-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2-03-16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77144" calcext:value-type="float">
            <text:p>-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2-02-0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2216" calcext:value-type="float">
            <text:p>-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1-12-03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66" calcext:value-type="float">
            <text:p>-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1-11-17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61192" calcext:value-type="float">
            <text:p>-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1-10-26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9" calcext:value-type="float">
            <text:p>-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1-07-28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329416" calcext:value-type="float">
            <text:p>-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1-06-07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1476" calcext:value-type="float">
            <text:p>-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1-05-1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062" calcext:value-type="float">
            <text:p>-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1-05-0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661648" calcext:value-type="float">
            <text:p>-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1-02-1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33632" calcext:value-type="float">
            <text:p>-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1-02-0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76304" calcext:value-type="float">
            <text:p>-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0-10-28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18392" calcext:value-type="float">
            <text:p>-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0-07-27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10416" calcext:value-type="float">
            <text:p>-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0-05-06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02824" calcext:value-type="float">
            <text:p>-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0-02-11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20728" calcext:value-type="float">
            <text:p>-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0-01-29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22608" calcext:value-type="float">
            <text:p>-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9-11-18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39728" calcext:value-type="float">
            <text:p>-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9-10-10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062" calcext:value-type="float">
            <text:p>-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9-07-24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24944" calcext:value-type="float">
            <text:p>-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9-04-30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688824" calcext:value-type="float">
            <text:p>-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9-03-27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01856" calcext:value-type="float">
            <text:p>-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9-03-0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81688" calcext:value-type="float">
            <text:p>-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9-02-2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3072" calcext:value-type="float">
            <text:p>-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9-01-3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201144" calcext:value-type="float">
            <text:p>-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8-11-08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46664" calcext:value-type="float">
            <text:p>-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8-07-30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64336" calcext:value-type="float">
            <text:p>-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8-04-25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56136" calcext:value-type="float">
            <text:p>-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8-01-30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14048" calcext:value-type="float">
            <text:p>-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7-10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1768" calcext:value-type="float">
            <text:p>-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7-07-27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1852" calcext:value-type="float">
            <text:p>-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7-05-03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35384" calcext:value-type="float">
            <text:p>-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7-01-31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0912" calcext:value-type="float">
            <text:p>-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6-11-02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51792" calcext:value-type="float">
            <text:p>-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6-08-02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69496" calcext:value-type="float">
            <text:p>-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6-05-03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87784" calcext:value-type="float">
            <text:p>-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6-03-09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54256" calcext:value-type="float">
            <text:p>-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6-02-08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60936" calcext:value-type="float">
            <text:p>-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5-11-03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81688" calcext:value-type="float">
            <text:p>-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5-08-05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39016" calcext:value-type="float">
            <text:p>-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5-04-2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396" calcext:value-type="float">
            <text:p>-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5-02-05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88368" calcext:value-type="float">
            <text:p>-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4-11-2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69496" calcext:value-type="float">
            <text:p>-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4-07-3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75592" calcext:value-type="float">
            <text:p>-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4-04-30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45696" calcext:value-type="float">
            <text:p>-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4-02-1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73128" calcext:value-type="float">
            <text:p>-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3-10-30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82272" calcext:value-type="float">
            <text:p>-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3-08-07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82272" calcext:value-type="float">
            <text:p>-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3-05-0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52376" calcext:value-type="float">
            <text:p>-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3-01-28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0056" calcext:value-type="float">
            <text:p>-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2-11-0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271248" calcext:value-type="float">
            <text:p>-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2-09-1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51208" calcext:value-type="float">
            <text:p>-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2-08-0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71376" calcext:value-type="float">
            <text:p>-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2-05-0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81688" calcext:value-type="float">
            <text:p>-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0912" calcext:value-type="float">
            <text:p>-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2-01-3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81688" calcext:value-type="float">
            <text:p>-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1-10-3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0912" calcext:value-type="float">
            <text:p>-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1-08-03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256008" calcext:value-type="float">
            <text:p>-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1-05-0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16512" calcext:value-type="float">
            <text:p>-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1-02-01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2624" calcext:value-type="float">
            <text:p>-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0-11-03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348" calcext:value-type="float">
            <text:p>-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0-09-21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62816" calcext:value-type="float">
            <text:p>-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0-08-03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37488" calcext:value-type="float">
            <text:p>-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0-05-0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14048" calcext:value-type="float">
            <text:p>-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0-02-0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347448" calcext:value-type="float">
            <text:p>-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9-11-03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277344" calcext:value-type="float">
            <text:p>-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9-08-0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277344" calcext:value-type="float">
            <text:p>-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9-05-0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44984" calcext:value-type="float">
            <text:p>-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9-02-05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396216" calcext:value-type="float">
            <text:p>-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8-11-0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31392" calcext:value-type="float">
            <text:p>-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8-08-05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320016" calcext:value-type="float">
            <text:p>-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8-05-13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38888" calcext:value-type="float">
            <text:p>-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8-01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39012" calcext:value-type="float">
            <text:p>-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7-11-0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37488" calcext:value-type="float">
            <text:p>-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7-08-14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0536" calcext:value-type="float">
            <text:p>-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7-05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23648" calcext:value-type="float">
            <text:p>-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7-01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536424" calcext:value-type="float">
            <text:p>-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6-10-3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502896" calcext:value-type="float">
            <text:p>-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6-08-1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38888" calcext:value-type="float">
            <text:p>-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6-05-1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524232" calcext:value-type="float">
            <text:p>-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6-02-07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39012" calcext:value-type="float">
            <text:p>-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5-11-01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508992" calcext:value-type="float">
            <text:p>-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5-08-1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380976" calcext:value-type="float">
            <text:p>-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5-05-20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72416" calcext:value-type="float">
            <text:p>-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5-02-0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60224" calcext:value-type="float">
            <text:p>-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4-11-02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691872" calcext:value-type="float">
            <text:p>-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4-09-10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331696" calcext:value-type="float">
            <text:p>-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4-08-1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972032" calcext:value-type="float">
            <text:p>-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972032" calcext:value-type="float">
            <text:p>-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4-04-0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972032" calcext:value-type="float">
            <text:p>-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4-02-19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972032" calcext:value-type="float">
            <text:p>-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707112" calcext:value-type="float">
            <text:p>-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3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112" calcext:value-type="float">
            <text:p>-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551408" calcext:value-type="float">
            <text:p>-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356336" calcext:value-type="float">
            <text:p>-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082016" calcext:value-type="float">
            <text:p>-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868656" calcext:value-type="float">
            <text:p>-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2-05-29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362432" calcext:value-type="float">
            <text:p>-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2-05-08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309592" calcext:value-type="float">
            <text:p>-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01-05-03 0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157192" calcext:value-type="float">
            <text:p>-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62" meta:object-count="0"/>
    <meta:user-defined meta:name="AppVersion">3.0</meta:user-defined>
  </office:meta>
</office:document-meta>
</file>